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sorb Bulb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Acro Bik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Adamant Orb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Aguav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Air Balloon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Air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Amulet Coin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Antidote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Apicot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Apricorn Box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Armor Fossil </text:p>
          </table:table-cell>
          <table:table-cell office:value-type="string" calcext:value-type="string">
            <text:p>Fossil </text:p>
          </table:table-cell>
        </table:table-row>
        <table:table-row table:style-name="ro1">
          <table:table-cell office:value-type="string" calcext:value-type="string">
            <text:p>Aspear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Aurora Ticket [1]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Awakening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Azure Flute [1]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Babiri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BalmMushroom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Basement Key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Bead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Belue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table:number-columns-repeated="2"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Berry Juice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Berry Pots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Berry Pouch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Berserk Gen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Bik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Big Mushroom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Big Nugget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Big Pearl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Big Root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Bike Voucher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Binding Band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Bitter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Black Belt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Black Flute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Black Sludg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BlackGlasses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Blk Apricorn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Bloom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Blu Apricorn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Blue Card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Blue Flute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Blue Orb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Blue Scarf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Blue Shard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BlueSky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Bluk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Brick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Brick Piece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BridgeMail D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BridgeMail M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BridgeMail S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BridgeMail T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BridgeMail V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Bright Powder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Bubble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Bug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Burn Driv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Burn Heal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Burnt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Calcium </text:p>
          </table:table-cell>
          <table:table-cell office:value-type="string" calcext:value-type="string">
            <text:p>Vitamin </text:p>
          </table:table-cell>
        </table:table-row>
        <table:table-row table:style-name="ro1">
          <table:table-cell office:value-type="string" calcext:value-type="string">
            <text:p>Carbos </text:p>
          </table:table-cell>
          <table:table-cell office:value-type="string" calcext:value-type="string">
            <text:p>Vitamin </text:p>
          </table:table-cell>
        </table:table-row>
        <table:table-row table:style-name="ro1">
          <table:table-cell office:value-type="string" calcext:value-type="string">
            <text:p>Card Key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Casteliacone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Cell Battery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Charcoal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Charti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Cheri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Cherish Ball [2]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Chesto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Chilan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Chill Driv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Choice Band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Choice Scarf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Choice Specs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Chople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Claw Fossil </text:p>
          </table:table-cell>
          <table:table-cell office:value-type="string" calcext:value-type="string">
            <text:p>Fossil </text:p>
          </table:table-cell>
        </table:table-row>
        <table:table-row table:style-name="ro1">
          <table:table-cell office:value-type="string" calcext:value-type="string">
            <text:p>Cleanse Tag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Clear Bell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Clever Wing </text:p>
          </table:table-cell>
          <table:table-cell office:value-type="string" calcext:value-type="string">
            <text:p>Vitamin </text:p>
          </table:table-cell>
        </table:table-row>
        <table:table-row table:style-name="ro1">
          <table:table-cell office:value-type="string" calcext:value-type="string">
            <text:p>Coba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Coin Cas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Colbur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Comet Shard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Contest Pass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Colress Machin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Cornn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Coupon 1-3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Cover Fossil </text:p>
          </table:table-cell>
          <table:table-cell office:value-type="string" calcext:value-type="string">
            <text:p>Fossil </text:p>
          </table:table-cell>
        </table:table-row>
        <table:table-row table:style-name="ro1">
          <table:table-cell office:value-type="string" calcext:value-type="string">
            <text:p>Custap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Damp Mulch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Damp Rock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Dark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Dark Ston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Data Card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Dawn Stone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Deepseascale </text:p>
          </table:table-cell>
          <table:table-cell office:value-type="string" calcext:value-type="string">
            <text:p>Hold/Evolutionary </text:p>
          </table:table-cell>
        </table:table-row>
        <table:table-row table:style-name="ro1">
          <table:table-cell office:value-type="string" calcext:value-type="string">
            <text:p>Deepseatooth </text:p>
          </table:table-cell>
          <table:table-cell office:value-type="string" calcext:value-type="string">
            <text:p>Hold/Evolutionary </text:p>
          </table:table-cell>
        </table:table-row>
        <table:table-row table:style-name="ro1">
          <table:table-cell office:value-type="string" calcext:value-type="string">
            <text:p>Destiny Knot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Devon Goods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Devon Scop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Dire Hit </text:p>
          </table:table-cell>
          <table:table-cell office:value-type="string" calcext:value-type="string">
            <text:p>Battle Effect </text:p>
          </table:table-cell>
        </table:table-row>
        <table:table-row table:style-name="ro1">
          <table:table-cell office:value-type="string" calcext:value-type="string">
            <text:p>Dirty Handkerchief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Dive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DNA Splicers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Dome Fossil </text:p>
          </table:table-cell>
          <table:table-cell office:value-type="string" calcext:value-type="string">
            <text:p>Fossil </text:p>
          </table:table-cell>
        </table:table-row>
        <table:table-row table:style-name="ro1">
          <table:table-cell office:value-type="string" calcext:value-type="string">
            <text:p>Douse Driv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Dowsing Machin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Draco Pla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Dragon Fang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Dragon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Dragon Scale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Dragon Skull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Dread Pla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Dream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Dream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Dubious Disc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Durin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Dusk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Dusk Stone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Earth Pla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Egg Card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Eject Button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Electirizer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Electric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Elixir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Energy Root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EnergyPowder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Enigma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Enigma Stone [1]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Eon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Eon Ticket [1]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Escape Rope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Ether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Everston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Evioli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Exp. All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Exp. Shar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Expert Belt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Explorer Kit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Fab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Fame Checker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Fashion Cas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Fast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Favored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Fighting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Figy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Fire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Fire Stone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Fist Pla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Flame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Flame Orb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Flame Pla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Float Ston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Flower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Fluffy Tail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Flying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Focus Band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Focus Sash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Forgotten Item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Fresh Water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Friend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Full Heal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Full Incens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Full Restore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GB Sounds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GS Ball [1]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Galactic Key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Ganlon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Genius Wing </text:p>
          </table:table-cell>
          <table:table-cell office:value-type="string" calcext:value-type="string">
            <text:p>Vitamin </text:p>
          </table:table-cell>
        </table:table-row>
        <table:table-row table:style-name="ro1">
          <table:table-cell office:value-type="string" calcext:value-type="string">
            <text:p>Ghost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Glitter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Go-Goggles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Gold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Gold Leaf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Gold Teeth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Good Rod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Gooey Mulch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Gorgeous Box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Gracidea Flower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Gram 1-3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Grass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Grass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Great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Green Scarf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Green Shard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Greet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Grepa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Grip Claw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Griseous Orb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Grn Apricorn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Ground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Growth Mulch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Guard Spec. </text:p>
          </table:table-cell>
          <table:table-cell office:value-type="string" calcext:value-type="string">
            <text:p>Battle Effect </text:p>
          </table:table-cell>
        </table:table-row>
        <table:table-row table:style-name="ro1">
          <table:table-cell office:value-type="string" calcext:value-type="string">
            <text:p>Haban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Harbor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Hard Ston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Heal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Heal Powder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Health Wing </text:p>
          </table:table-cell>
          <table:table-cell office:value-type="string" calcext:value-type="string">
            <text:p>Vitamin </text:p>
          </table:table-cell>
        </table:table-row>
        <table:table-row table:style-name="ro1">
          <table:table-cell office:value-type="string" calcext:value-type="string">
            <text:p>Heart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Heart Scale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Heat Rock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Heavy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Helix Fossil </text:p>
          </table:table-cell>
          <table:table-cell office:value-type="string" calcext:value-type="string">
            <text:p>Fossil </text:p>
          </table:table-cell>
        </table:table-row>
        <table:table-row table:style-name="ro1">
          <table:table-cell office:value-type="string" calcext:value-type="string">
            <text:p>Hondew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Honey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HP Up </text:p>
          </table:table-cell>
          <table:table-cell office:value-type="string" calcext:value-type="string">
            <text:p>Vitamin </text:p>
          </table:table-cell>
        </table:table-row>
        <table:table-row table:style-name="ro1">
          <table:table-cell office:value-type="string" calcext:value-type="string">
            <text:p>Hyper Potion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Iapapa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Ice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Ice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Ice Heal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Icicle Pla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Icy Rock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Inquiry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Insect Pla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Iron </text:p>
          </table:table-cell>
          <table:table-cell office:value-type="string" calcext:value-type="string">
            <text:p>Vitamin </text:p>
          </table:table-cell>
        </table:table-row>
        <table:table-row table:style-name="ro1">
          <table:table-cell office:value-type="string" calcext:value-type="string">
            <text:p>Iron Ball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Iron Pla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Itemfinder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Jaboca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Jade Orb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Journal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Kasib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Kebia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Kelpsy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King's Rock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Lagging Tail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Lansat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Lava Cookie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Lax Incens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Leaf Stone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Leftovers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Lemonade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Leppa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Letter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Level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Liberty Pass [1]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Licens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Liechi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Life Orb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Lift Key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Light Ball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Light Clay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Light Ston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Like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LiteBlue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Lock Capsule [1]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Loot Sack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Lost Item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Love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Lovely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Luck Incens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Lucky Egg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Lucky Punch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Lum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Lunar Wing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Lure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Lustrous Orb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Luxury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Mach Bik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Machine Part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Macho Brac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Magma Emblem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Magmarizer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Magnet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Mago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Magost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Master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Max Elixir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Max Ether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Max Potion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Max Repel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Max Revive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Meadow Pla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Mech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Medal Box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Member Card [1]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Mental Herb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Metal Coat </text:p>
          </table:table-cell>
          <table:table-cell office:value-type="string" calcext:value-type="string">
            <text:p>Hold/Evolutionary </text:p>
          </table:table-cell>
        </table:table-row>
        <table:table-row table:style-name="ro1">
          <table:table-cell office:value-type="string" calcext:value-type="string">
            <text:p>Metal Powder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Meteorit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Metronom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Micle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Mind Pla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Mint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Miracle Seed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Miracle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Mirage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MooMoo Milk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Moon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Moon Stone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Morph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Mosaic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Muscle Band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Muscle Wing </text:p>
          </table:table-cell>
          <table:table-cell office:value-type="string" calcext:value-type="string">
            <text:p>Vitamin </text:p>
          </table:table-cell>
        </table:table-row>
        <table:table-row table:style-name="ro1">
          <table:table-cell office:value-type="string" calcext:value-type="string">
            <text:p>Music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Mystery Egg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Mystery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Mystic Water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Mysticticket [1]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Nanab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Nest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Net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NeverMeltIc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Nomel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Normal Box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Normal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Nugget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Oak's Letter [1]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Oak's Parcel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Occa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Odd Incens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Odd Keystone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Old Amber </text:p>
          </table:table-cell>
          <table:table-cell office:value-type="string" calcext:value-type="string">
            <text:p>Fossil </text:p>
          </table:table-cell>
        </table:table-row>
        <table:table-row table:style-name="ro1">
          <table:table-cell office:value-type="string" calcext:value-type="string">
            <text:p>Old Charm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Old Gateau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Old Rod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Old Sea Map [1]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Oran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Orange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Oval Stone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Pal Pad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Pamtre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Parcel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Park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Parlyz Heal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Pass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Pass Orb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Passho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Payapa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Pearl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Pearl String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Pecha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Persim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Petaya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Photo Album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Pinap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Pink Bow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Pink Scarf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Plasma Card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Plume Fossil </text:p>
          </table:table-cell>
          <table:table-cell office:value-type="string" calcext:value-type="string">
            <text:p>Fossil </text:p>
          </table:table-cell>
        </table:table-row>
        <table:table-row table:style-name="ro1">
          <table:table-cell office:value-type="string" calcext:value-type="string">
            <text:p>Pnk Apricorn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Poffin Cas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Point Card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Poison Barb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Poison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table:number-columns-repeated="2"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Poké Doll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Poké Bean </text:p>
          </table:table-cell>
          <table:table-cell/>
        </table:table-row>
        <table:table-row table:style-name="ro1">
          <table:table-cell office:value-type="string" calcext:value-type="string">
            <text:p>Poké Radar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Poké Toy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PokéBlock Cas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Pokéflut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Polkadot Bow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Pomeg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Portrait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Potion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Powder Jar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Power Anklet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Power Band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Power Belt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Power Bracer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Power Herb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Power Lens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Power Weight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PP Max </text:p>
          </table:table-cell>
          <table:table-cell office:value-type="string" calcext:value-type="string">
            <text:p>Vitamin </text:p>
          </table:table-cell>
        </table:table-row>
        <table:table-row table:style-name="ro1">
          <table:table-cell office:value-type="string" calcext:value-type="string">
            <text:p>PP Up </text:p>
          </table:table-cell>
          <table:table-cell office:value-type="string" calcext:value-type="string">
            <text:p>Vitamin </text:p>
          </table:table-cell>
        </table:table-row>
        <table:table-row table:style-name="ro1">
          <table:table-cell office:value-type="string" calcext:value-type="string">
            <text:p>Premier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Pretty Wing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Prism Scale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Prop Cas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Protector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Protein </text:p>
          </table:table-cell>
          <table:table-cell office:value-type="string" calcext:value-type="string">
            <text:p>Vitamin </text:p>
          </table:table-cell>
        </table:table-row>
        <table:table-row table:style-name="ro1">
          <table:table-cell office:value-type="string" calcext:value-type="string">
            <text:p>PRZCure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PSNCure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Psychic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Pure Incens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Qualot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Quick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Quick Claw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Quick Powder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Rabuta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RageCandyBar [3] </text:p>
          </table:table-cell>
          <table:table-cell office:value-type="string" calcext:value-type="string">
            <text:p>Medical/Key </text:p>
          </table:table-cell>
        </table:table-row>
        <table:table-row table:style-name="ro1">
          <table:table-cell office:value-type="string" calcext:value-type="string">
            <text:p>Rainbow Pass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Rainbow Wing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Rare Bone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Rare Candy </text:p>
          </table:table-cell>
          <table:table-cell office:value-type="string" calcext:value-type="string">
            <text:p>Vitamin </text:p>
          </table:table-cell>
        </table:table-row>
        <table:table-row table:style-name="ro1">
          <table:table-cell office:value-type="string" calcext:value-type="string">
            <text:p>Rawst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Razor Claw </text:p>
          </table:table-cell>
          <table:table-cell office:value-type="string" calcext:value-type="string">
            <text:p>Hold/Evolutionary </text:p>
          </table:table-cell>
        </table:table-row>
        <table:table-row table:style-name="ro1">
          <table:table-cell office:value-type="string" calcext:value-type="string">
            <text:p>Razor Fang </text:p>
          </table:table-cell>
          <table:table-cell office:value-type="string" calcext:value-type="string">
            <text:p>Hold/Evolutionary </text:p>
          </table:table-cell>
        </table:table-row>
        <table:table-row table:style-name="ro1">
          <table:table-cell office:value-type="string" calcext:value-type="string">
            <text:p>Razz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Reaper Cloth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Red Apricorn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Red Card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Red Chain [4]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Red Flute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Red Orb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Red Scal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Red Scarf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Red Shard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Reflecting Mirror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Relic Band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Relic Copper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Relic Crown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Relic Gold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Relic Silver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Relic Statue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Relic Vase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Repeat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Repel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Reply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Resist Wing </text:p>
          </table:table-cell>
          <table:table-cell office:value-type="string" calcext:value-type="string">
            <text:p>Vitamin </text:p>
          </table:table-cell>
        </table:table-row>
        <table:table-row table:style-name="ro1">
          <table:table-cell office:value-type="string" calcext:value-type="string">
            <text:p>Retro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Revival Herb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Revive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Rindo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Ring Target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Room Key 1, 2, 4, 6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Rock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Rock Incens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Rocky Helmet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Root Fossil </text:p>
          </table:table-cell>
          <table:table-cell office:value-type="string" calcext:value-type="string">
            <text:p>Fossil </text:p>
          </table:table-cell>
        </table:table-row>
        <table:table-row table:style-name="ro1">
          <table:table-cell office:value-type="string" calcext:value-type="string">
            <text:p>Rose Incens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Round Charm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Rowap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RSVP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Ruby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Rule Book [4]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.S. Ticket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acred Ash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Safari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Salac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Sapphir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canner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cope Lens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ea Incens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eal Bag [4]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eal Cas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ecret Key [1]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ecretPotion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hadow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Sharp Beak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hed Shell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hell Bell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hining Charm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hiny Stone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Shoal Salt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Shoal Shell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Shock Driv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huca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Silk Scarf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ilph Scop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ilver Leaf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Silver Wing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ilverPowder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itrus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Skull Fossil </text:p>
          </table:table-cell>
          <table:table-cell office:value-type="string" calcext:value-type="string">
            <text:p>Fossil </text:p>
          </table:table-cell>
        </table:table-row>
        <table:table-row table:style-name="ro1">
          <table:table-cell office:value-type="string" calcext:value-type="string">
            <text:p>Sky Pla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lowpokeTail [4][5]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Smoke Ball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mooth Rock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now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Soda Pop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Soft Sand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oot Sack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oothe Bell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oul Dew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pace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Spell Tag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pelon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Splash Pla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pooky Pla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port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Sprayduck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quirtbottl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table Mulch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Star Piece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Stardust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Starf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Steel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teel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Stick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ticky Barb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tone Pla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Storage Key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uite Key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un Stone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Super Potion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Super Repel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Super Rod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Surf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Sweet Heart </text:p>
          </table:table-cell>
          <table:table-cell office:value-type="string" calcext:value-type="string">
            <text:p>Medical </text:p>
          </table:table-cell>
        </table:table-row>
        <table:table-row table:style-name="ro1">
          <table:table-cell office:value-type="string" calcext:value-type="string">
            <text:p>Swift Wing </text:p>
          </table:table-cell>
          <table:table-cell office:value-type="string" calcext:value-type="string">
            <text:p>Vitamin </text:p>
          </table:table-cell>
        </table:table-row>
        <table:table-row table:style-name="ro1">
          <table:table-cell office:value-type="string" calcext:value-type="string">
            <text:p>TM Case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Tamato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Tanga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Tea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Teachy TV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Thanks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Thick Club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Thunderstone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Tidal Bell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Timer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TinyMushroom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Town Map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Toxic Orb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Toxic Pla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Tri Pass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Tropic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Tunnel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TwistedSpoon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Ultra Ball </text:p>
          </table:table-cell>
          <table:table-cell office:value-type="string" calcext:value-type="string">
            <text:p>Poké Ball </text:p>
          </table:table-cell>
        </table:table-row>
        <table:table-row table:style-name="ro1">
          <table:table-cell office:value-type="string" calcext:value-type="string">
            <text:p>Unown Report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Up-Grade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VS Recorder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VS Seeker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Wacan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Wailmer Pail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Water Gem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Water Stone </text:p>
          </table:table-cell>
          <table:table-cell office:value-type="string" calcext:value-type="string">
            <text:p>Evolutionary </text:p>
          </table:table-cell>
        </table:table-row>
        <table:table-row table:style-name="ro1">
          <table:table-cell office:value-type="string" calcext:value-type="string">
            <text:p>Watmel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Wave Incens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Wave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Wepear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White Flute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White Herb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Wht Apricorn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Wide Lens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Wiki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Wise Glasses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Wood Mail </text:p>
          </table:table-cell>
          <table:table-cell office:value-type="string" calcext:value-type="string">
            <text:p>Mail </text:p>
          </table:table-cell>
        </table:table-row>
        <table:table-row table:style-name="ro1">
          <table:table-cell office:value-type="string" calcext:value-type="string">
            <text:p>Works Key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X Accuracy </text:p>
          </table:table-cell>
          <table:table-cell office:value-type="string" calcext:value-type="string">
            <text:p>Battle Effect </text:p>
          </table:table-cell>
        </table:table-row>
        <table:table-row table:style-name="ro1">
          <table:table-cell office:value-type="string" calcext:value-type="string">
            <text:p>X Attack </text:p>
          </table:table-cell>
          <table:table-cell office:value-type="string" calcext:value-type="string">
            <text:p>Battle Effect </text:p>
          </table:table-cell>
        </table:table-row>
        <table:table-row table:style-name="ro1">
          <table:table-cell office:value-type="string" calcext:value-type="string">
            <text:p>X Defend </text:p>
          </table:table-cell>
          <table:table-cell office:value-type="string" calcext:value-type="string">
            <text:p>Battle Effect </text:p>
          </table:table-cell>
        </table:table-row>
        <table:table-row table:style-name="ro1">
          <table:table-cell office:value-type="string" calcext:value-type="string">
            <text:p>X Sp. Def </text:p>
          </table:table-cell>
          <table:table-cell office:value-type="string" calcext:value-type="string">
            <text:p>Battle Effect </text:p>
          </table:table-cell>
        </table:table-row>
        <table:table-row table:style-name="ro1">
          <table:table-cell office:value-type="string" calcext:value-type="string">
            <text:p>X Special </text:p>
          </table:table-cell>
          <table:table-cell office:value-type="string" calcext:value-type="string">
            <text:p>Battle Effect </text:p>
          </table:table-cell>
        </table:table-row>
        <table:table-row table:style-name="ro1">
          <table:table-cell office:value-type="string" calcext:value-type="string">
            <text:p>X Speed </text:p>
          </table:table-cell>
          <table:table-cell office:value-type="string" calcext:value-type="string">
            <text:p>Battle Effect </text:p>
          </table:table-cell>
        </table:table-row>
        <table:table-row table:style-name="ro1">
          <table:table-cell office:value-type="string" calcext:value-type="string">
            <text:p>Xtransceiver </text:p>
          </table:table-cell>
          <table:table-cell office:value-type="string" calcext:value-type="string">
            <text:p>Key </text:p>
          </table:table-cell>
        </table:table-row>
        <table:table-row table:style-name="ro1">
          <table:table-cell office:value-type="string" calcext:value-type="string">
            <text:p>Yache Berry </text:p>
          </table:table-cell>
          <table:table-cell office:value-type="string" calcext:value-type="string">
            <text:p>Berry </text:p>
          </table:table-cell>
        </table:table-row>
        <table:table-row table:style-name="ro1">
          <table:table-cell office:value-type="string" calcext:value-type="string">
            <text:p>Yellow Flute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Yellow Scarf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Yellow Shard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Ylw Apricorn </text:p>
          </table:table-cell>
          <table:table-cell office:value-type="string" calcext:value-type="string">
            <text:p>Miscellaneous </text:p>
          </table:table-cell>
        </table:table-row>
        <table:table-row table:style-name="ro1">
          <table:table-cell office:value-type="string" calcext:value-type="string">
            <text:p>Zap Plate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Zinc </text:p>
          </table:table-cell>
          <table:table-cell office:value-type="string" calcext:value-type="string">
            <text:p>Vitamin </text:p>
          </table:table-cell>
        </table:table-row>
        <table:table-row table:style-name="ro1">
          <table:table-cell office:value-type="string" calcext:value-type="string">
            <text:p>Zoom Lens </text:p>
          </table:table-cell>
          <table:table-cell office:value-type="string" calcext:value-type="string">
            <text:p>Hold </text:p>
          </table:table-cell>
        </table:table-row>
        <table:table-row table:style-name="ro1">
          <table:table-cell office:value-type="string" calcext:value-type="string">
            <text:p>Zygarde Cube </text:p>
          </table:table-cell>
          <table:table-cell office:value-type="string" calcext:value-type="string">
            <text:p>Key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0:53:31.989614141</meta:creation-date>
    <dc:date>2020-05-06T11:25:03.192584213</dc:date>
    <meta:editing-duration>PT10M50S</meta:editing-duration>
    <meta:editing-cycles>1</meta:editing-cycles>
    <meta:document-statistic meta:table-count="1" meta:cell-count="1099" meta:object-count="0"/>
    <meta:generator>LibreOffice/6.0.7.3$Linux_x86 LibreOffice_project/00m0$Build-3</meta:generator>
  </office:meta>
</office:document-meta>
</file>